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-0.191cm" table:align="left" style:writing-mode="lr-tb"/>
    </style:style>
    <style:style style:name="Таблица1.A" style:family="table-column">
      <style:table-column-properties style:column-width="4.323cm"/>
    </style:style>
    <style:style style:name="Таблица1.B" style:family="table-column">
      <style:table-column-properties style:column-width="4.858cm"/>
    </style:style>
    <style:style style:name="Таблица1.C" style:family="table-column">
      <style:table-column-properties style:column-width="4.842cm"/>
    </style:style>
    <style:style style:name="Таблица1.D" style:family="table-column">
      <style:table-column-properties style:column-width="2.461cm"/>
    </style:style>
    <style:style style:name="Таблица1.1" style:family="table-row">
      <style:table-row-properties style:min-row-height="0.755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a"/>
    </style:style>
    <style:style style:name="Таблица1.A6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style:font-name="Liberation Serif" fo:font-size="11pt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style:font-size-asian="11pt" style:font-name-complex="Times New Roman1" style:font-size-complex="11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font-weight="bold" style:font-size-asian="11pt" style:font-weight-asian="bold" style:font-name-complex="Times New Roman1" style:font-size-complex="11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language="en" fo:country="US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Liberation Serif" fo:font-size="11pt" fo:language="en" fo:country="US" fo:font-style="italic" style:font-size-asian="11pt" style:font-style-asian="italic" style:font-size-complex="11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Liberation Serif" fo:font-size="10.5pt" style:font-size-asian="10.5pt" style:font-name-complex="Times New Roman1" style:font-size-complex="10.5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Liberation Serif" fo:font-size="10.5pt" style:font-size-asian="10.5pt" style:font-size-complex="10.5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Liberation Serif" fo:font-size="14pt" fo:language="en" fo:country="US" fo:font-style="italic" style:font-size-asian="14pt" style:font-style-asian="italic"/>
    </style:style>
    <style:style style:name="P12" style:family="paragraph" style:parent-style-name="List_20_Paragraph" style:list-style-name="WWNum1">
      <style:paragraph-properties fo:margin-top="0cm" fo:margin-bottom="0cm" loext:contextual-spacing="false" fo:line-height="100%"/>
      <style:text-properties style:font-name="Liberation Serif" fo:font-size="11pt" style:font-size-asian="11pt" style:font-name-complex="Times New Roman1" style:font-size-complex="11pt"/>
    </style:style>
    <style:style style:name="P13" style:family="paragraph" style:parent-style-name="List_20_Paragraph" style:list-style-name="WWNum2">
      <style:paragraph-properties fo:margin-top="0cm" fo:margin-bottom="0cm" loext:contextual-spacing="false" fo:line-height="100%"/>
      <style:text-properties style:font-name="Liberation Serif" fo:font-size="11pt" style:font-size-asian="11pt" style:font-name-complex="Times New Roman1" style:font-size-complex="11pt"/>
    </style:style>
    <style:style style:name="P14" style:family="paragraph" style:parent-style-name="List_20_Paragraph" style:list-style-name="WWNum3">
      <style:paragraph-properties fo:margin-top="0cm" fo:margin-bottom="0cm" loext:contextual-spacing="false" fo:line-height="100%"/>
      <style:text-properties style:font-name="Liberation Serif" fo:font-size="11pt" style:font-size-asian="11pt" style:font-name-complex="Times New Roman1" style:font-size-complex="11pt"/>
    </style:style>
    <style:style style:name="P15" style:family="paragraph" style:parent-style-name="List_20_Paragraph" style:list-style-name="WWNum4">
      <style:paragraph-properties fo:margin-top="0cm" fo:margin-bottom="0cm" loext:contextual-spacing="false" fo:line-height="100%"/>
      <style:text-properties style:font-name="Liberation Serif" fo:font-size="11pt" style:font-size-asian="11pt" style:font-name-complex="Times New Roman1" style:font-size-complex="11pt"/>
    </style:style>
    <style:style style:name="P16" style:family="paragraph" style:parent-style-name="List_20_Paragraph" style:list-style-name="WWNum1">
      <style:paragraph-properties fo:margin-top="0cm" fo:margin-bottom="0cm" loext:contextual-spacing="false" fo:line-height="100%"/>
      <style:text-properties style:font-name="Liberation Serif"/>
    </style:style>
    <style:style style:name="P17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1pt" style:font-size-asian="11pt" style:font-name-complex="Times New Roman1" style:font-size-complex="11pt"/>
    </style:style>
    <style:style style:name="P18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0.5pt" style:font-size-asian="10.5pt" style:font-name-complex="Times New Roman1" style:font-size-complex="10.5pt"/>
    </style:style>
    <style:style style:name="P19" style:family="paragraph" style:parent-style-name="List_20_Paragraph">
      <style:paragraph-properties fo:margin-left="0.552cm" fo:margin-right="0cm" fo:margin-top="0cm" fo:margin-bottom="0cm" loext:contextual-spacing="false" fo:line-height="100%" fo:text-indent="0cm" style:auto-text-indent="false"/>
      <style:text-properties style:font-name="Liberation Serif" fo:font-size="11pt" style:font-size-asian="11pt" style:font-name-complex="Times New Roman1" style:font-size-complex="11pt"/>
    </style:style>
    <style:style style:name="P20" style:family="paragraph" style:parent-style-name="List_20_Paragraph">
      <style:paragraph-properties fo:margin-left="0cm" fo:margin-right="-0.005cm" fo:margin-top="0cm" fo:margin-bottom="0cm" loext:contextual-spacing="false" fo:line-height="100%" fo:text-indent="0cm" style:auto-text-indent="false"/>
      <style:text-properties style:font-name="Liberation Serif" fo:font-size="10.5pt" style:font-size-asian="10.5pt" style:font-name-complex="Times New Roman1" style:font-size-complex="10.5pt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style:font-name="Courier New" fo:font-size="11pt" style:font-size-asian="11pt" style:font-name-complex="Times New Roman1" style:font-size-complex="11pt"/>
    </style:style>
    <style:style style:name="T4" style:family="text">
      <style:text-properties style:font-name="Courier New" fo:font-size="11pt" fo:language="ru" fo:country="RU" style:font-size-asian="11pt" style:font-name-complex="Times New Roman1" style:font-size-complex="11pt"/>
    </style:style>
    <style:style style:name="T5" style:family="text">
      <style:text-properties fo:language="ru" fo:country="RU" style:font-name-complex="Times New Roman1"/>
    </style:style>
    <style:style style:name="T6" style:family="text">
      <style:text-properties fo:font-size="12pt" style:font-size-asian="12pt" style:font-name-complex="Times New Roman1" style:font-size-complex="12pt"/>
    </style:style>
    <style:style style:name="T7" style:family="text">
      <style:text-properties fo:font-size="11pt" fo:language="ru" fo:country="RU" style:font-size-asian="11pt" style:font-name-complex="Times New Roman1" style:font-size-complex="11pt"/>
    </style:style>
    <style:style style:name="T8" style:family="text">
      <style:text-properties fo:font-size="11pt" style:font-size-asian="11pt" style:font-name-complex="Times New Roman1" style:font-size-complex="11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4.</text:p>
      <text:p text:style-name="P3"><text:span text:style-name="T6">Виды химической связи. Определения, когда образуются, сравнительная прочность</text:span><text:span text:style-name="T2">.</text:span></text:p>
      <text:p text:style-name="P4"><text:span text:style-name="T1">Химическая связь</text:span><text:span text:style-name="T2"> – это сила, удерживающая вместе атомы, молекулы, ионы и любую комбинация из этих частиц.</text:span></text:p>
      <text:p text:style-name="P6">Виды химической связи:</text:p>
      <text:list xml:id="list2829865714" text:style-name="WWNum1">
        <text:list-item>
          <text:p text:style-name="P12">Наиболее прочные</text:p>
        </text:list-item>
      </text:list>
      <text:list xml:id="list3279349777" text:style-name="WWNum2">
        <text:list-item>
          <text:p text:style-name="P13">Ковалентные</text:p>
        </text:list-item>
      </text:list>
      <text:list xml:id="list2157681349" text:style-name="WWNum3">
        <text:list-item>
          <text:p text:style-name="P14">Ковалентная полярная</text:p>
        </text:list-item>
        <text:list-item>
          <text:p text:style-name="P14">Ковалентная неполярная</text:p>
        </text:list-item>
      </text:list>
      <text:list xml:id="list202141813248235" text:continue-list="list3279349777" text:style-name="WWNum2">
        <text:list-item>
          <text:p text:style-name="P13">Ионные</text:p>
        </text:list-item>
        <text:list-item>
          <text:p text:style-name="P13">Металлические</text:p>
        </text:list-item>
      </text:list>
      <text:list xml:id="list202142874847058" text:continue-list="list2829865714" text:style-name="WWNum1">
        <text:list-item>
          <text:p text:style-name="P16"><text:span text:style-name="T7">М</text:span><text:span text:style-name="T8">енее прочные</text:span></text:p>
        </text:list-item>
      </text:list>
      <text:list xml:id="list1406849043" text:style-name="WWNum4">
        <text:list-item>
          <text:p text:style-name="P15">Водородные</text:p>
        </text:list-item>
        <text:list-item>
          <text:p text:style-name="P15">Межмолекулярные</text:p>
          <text:p text:style-name="P15">(Чем больше молекулы, тем прочнее связь)</text:p>
        </text:list-item>
      </text:list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">Химическая связь</text:p>
          </table:table-cell>
          <table:table-cell table:style-name="Таблица1.A1" office:value-type="string">
            <text:p text:style-name="P6">Образуется за счет <text:s/></text:p>
          </table:table-cell>
          <table:table-cell table:style-name="Таблица1.A1" office:value-type="string">
            <text:p text:style-name="P6">Из чего реализуется</text:p>
          </table:table-cell>
          <table:table-cell table:style-name="Таблица1.A1" office:value-type="string">
            <text:p text:style-name="P6">Примеры</text:p>
          </table:table-cell>
        </table:table-row>
        <table:table-row table:style-name="Таблица1.1">
          <table:table-cell table:style-name="Таблица1.A1" office:value-type="string">
            <text:p text:style-name="P5">Ковалентная связь</text:p>
            <text:p text:style-name="P19">полярная</text:p>
            <text:p text:style-name="P19">неполярная</text:p>
          </table:table-cell>
          <table:table-cell table:style-name="Таблица1.A1" office:value-type="string">
            <text:p text:style-name="P5">Электростатического притяжения ядер атомов к их общим электронным парам</text:p>
          </table:table-cell>
          <table:table-cell table:style-name="Таблица1.A1" office:value-type="string">
            <text:p text:style-name="P20">Между атомами неМе.</text:p>
            <text:p text:style-name="P18">Между атомами Ме и неМе, если они не активны*</text:p>
          </table:table-cell>
          <table:table-cell table:style-name="Таблица1.A1" office:value-type="string">
            <text:p text:style-name="P7"><draw:frame draw:style-name="fr1" draw:name="Объект3" text:anchor-type="as-char" svg:width="1.741cm" svg:height="1.554cm" draw:z-index="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 table:style-name="Таблица1.1">
          <table:table-cell table:style-name="Таблица1.A1" office:value-type="string">
            <text:p text:style-name="P5">Ионная связь</text:p>
          </table:table-cell>
          <table:table-cell table:style-name="Таблица1.A1" office:value-type="string">
            <text:p text:style-name="P5">Электростатического притяжения катионов <text:s/>(+) к анионам (-)</text:p>
          </table:table-cell>
          <table:table-cell table:style-name="Таблица1.A1" office:value-type="string">
            <text:p text:style-name="P9">Между активными неМе и активными Ме.</text:p>
            <text:p text:style-name="P9">В оксидах, </text:p>
            <text:p text:style-name="P10"><text:span text:style-name="T2">со</text:span><text:span text:style-name="T2"><draw:frame draw:style-name="fr1" draw:name="Объект1" text:anchor-type="as-char" svg:width="2.836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  <table:table-cell table:style-name="Таблица1.A1" office:value-type="string">
            <text:p text:style-name="P4"><draw:frame draw:style-name="fr1" draw:name="Объект5" text:anchor-type="as-char" svg:width="2.021cm" svg:height="1.48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 table:style-name="Таблица1.1">
          <table:table-cell table:style-name="Таблица1.A1" office:value-type="string">
            <text:p text:style-name="P5">Металлическая связь</text:p>
          </table:table-cell>
          <table:table-cell table:style-name="Таблица1.A1" office:value-type="string">
            <text:p text:style-name="P5">Электростатического <text:s/>притяжения ядер атомов Ме к свободно перемещающимся электронам</text:p>
          </table:table-cell>
          <table:table-cell table:style-name="Таблица1.A1" office:value-type="string">
            <text:p text:style-name="P5">Между атомами металлов и сплавами</text:p>
          </table:table-cell>
          <table:table-cell table:style-name="Таблица1.A1" office:value-type="string">
            <text:p text:style-name="P4"><draw:frame draw:style-name="fr1" draw:name="Объект6" text:anchor-type="as-char" svg:width="1.231cm" svg:height="1.44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 table:style-name="Таблица1.1">
          <table:table-cell table:style-name="Таблица1.A1" office:value-type="string">
            <text:p text:style-name="P5">Водородная связь</text:p>
          </table:table-cell>
          <table:table-cell table:style-name="Таблица1.A1" office:value-type="string">
            <text:p text:style-name="P4"><text:span text:style-name="T2">Электростатического притяжения следующих пар атомов </text:span><draw:frame draw:style-name="fr1" draw:name="Объект2" text:anchor-type="as-char" svg:width="3.755cm" svg:height="2.926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A1" office:value-type="string">
            <text:p text:style-name="P5">Между короткими молекулами или внутри длинных молекул</text:p>
          </table:table-cell>
          <table:table-cell table:style-name="Таблица1.A1" office:value-type="string">
            <text:p text:style-name="P8"><draw:frame draw:style-name="fr1" draw:name="Объект7" text:anchor-type="as-char" svg:width="2.013cm" svg:height="0.993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  <table:table-row table:style-name="Таблица1.1">
          <table:table-cell table:style-name="Таблица1.A6" office:value-type="string">
            <text:p text:style-name="P5">Межмолекулярная связь</text:p>
          </table:table-cell>
          <table:table-cell table:style-name="Таблица1.A6" office:value-type="string">
            <text:p text:style-name="P4"><text:span text:style-name="T5">За с</text:span><text:span text:style-name="T2">чет наведенных дипольных моментов.</text:span></text:p>
          </table:table-cell>
          <table:table-cell table:style-name="Таблица1.A6" office:value-type="string">
            <text:p text:style-name="P5">При притяжении молекулы к молекуле.</text:p>
          </table:table-cell>
          <table:table-cell table:style-name="Таблица1.A6" office:value-type="string">
            <text:p text:style-name="P11"><draw:frame draw:style-name="fr1" draw:name="Объект8" text:anchor-type="as-char" svg:width="1.663cm" svg:height="0.993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</table:table>
      <text:p text:style-name="P2">*<draw:frame draw:style-name="fr1" draw:name="Объект4" text:anchor-type="as-char" svg:width="7.345cm" svg:height="1.067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1:00:22.57</meta:creation-date>
    <dc:date>2018-12-18T20:21:40.632023441</dc:date>
    <meta:editing-duration>P2DT8M18S</meta:editing-duration>
    <meta:editing-cycles>3</meta:editing-cycles>
    <meta:generator>LibreOffice/6.0.6.2$Linux_X86_64 LibreOffice_project/00m0$Build-2</meta:generator>
    <meta:print-date>2016-05-03T21:31:23.14</meta:print-date>
    <meta:document-statistic meta:table-count="1" meta:image-count="0" meta:object-count="8" meta:page-count="1" meta:paragraph-count="44" meta:word-count="151" meta:character-count="1098" meta:non-whitespace-character-count="988"/>
  </office:meta>
</office:document-meta>
</file>

<file path=Object 1/content.xml><?xml version="1.0" encoding="utf-8"?>
<math xmlns="http://www.w3.org/1998/Math/MathML">
  <semantics>
    <mrow>
      <mi mathvariant="italic">СТОК</mi>
      <mrow>
        <mrow>
          <mo stretchy="false">(</mo>
          <mi mathvariant="italic">Ме</mi>
          <mo stretchy="false">)</mo>
        </mrow>
        <mo stretchy="false">≤</mo>
        <mn>4</mn>
      </mrow>
    </mrow>
    <annotation encoding="StarMath 5.0">СТОК(Ме)  &lt;=4  </annotation>
  </semantics>
</math>
</file>

<file path=Object 2/content.xml><?xml version="1.0" encoding="utf-8"?>
<math xmlns="http://www.w3.org/1998/Math/MathML">
  <semantics>
    <mtable>
      <mtr>
        <mtd>
          <mrow>
            <msup>
              <mi>Н</mi>
              <mrow>
                <mo stretchy="false">δ</mo>
                <mo stretchy="false">+</mo>
                <mi/>
              </mrow>
            </msup>
            <mi/>
            <mn>...</mn>
            <mi/>
            <msup>
              <mi>F</mi>
              <mrow>
                <mo stretchy="false">δ</mo>
                <mo stretchy="false">−</mo>
                <mi/>
              </mrow>
            </msup>
          </mrow>
        </mtd>
      </mtr>
      <mtr>
        <mtd>
          <mrow>
            <msup>
              <mi>Н</mi>
              <mrow>
                <mo stretchy="false">δ</mo>
                <mo stretchy="false">+</mo>
                <mi/>
              </mrow>
            </msup>
            <mi/>
            <mn>...</mn>
            <mi/>
            <msup>
              <mi>O</mi>
              <mrow>
                <mo stretchy="false">δ</mo>
                <mo stretchy="false">−</mo>
                <mi/>
              </mrow>
            </msup>
          </mrow>
        </mtd>
      </mtr>
      <mtr>
        <mtd>
          <mrow>
            <msup>
              <mi>Н</mi>
              <mrow>
                <mo stretchy="false">δ</mo>
                <mo stretchy="false">+</mo>
                <mi/>
              </mrow>
            </msup>
            <mi/>
            <mn>...</mn>
            <mi/>
            <msup>
              <mi>N</mi>
              <mrow>
                <mo stretchy="false">δ</mo>
                <mo stretchy="false">−</mo>
                <mi/>
              </mrow>
            </msup>
          </mrow>
        </mtd>
      </mtr>
      <mtr>
        <mtd>
          <mrow>
            <mi>F</mi>
            <mi>,</mi>
            <mi>O</mi>
            <mi>,</mi>
            <mrow>
              <mi>N</mi>
              <mo stretchy="false">−</mo>
              <mi/>
            </mrow>
          </mrow>
        </mtd>
      </mtr>
      <mtr>
        <mtd>
          <mstyle mathsize="10pt">
            <mrow>
              <mtable>
                <mtr>
                  <mtd>
                    <mrow>
                      <mi mathvariant="italic">самые</mi>
                      <mrow>
                        <mi mathvariant="italic">электро</mi>
                        <mo stretchy="false">−</mo>
                        <mi/>
                      </mrow>
                    </mrow>
                  </mtd>
                </mtr>
                <mtr>
                  <mtd>
                    <mrow>
                      <mi mathvariant="italic">отрицательные</mi>
                      <mi mathvariant="italic">атомы</mi>
                    </mrow>
                  </mtd>
                </mtr>
              </mtable>
            </mrow>
          </mstyle>
        </mtd>
      </mtr>
    </mtable>
    <annotation encoding="StarMath 5.0">Н^{%idelta +`}`...`F^{%idelta -`} newline
Н^{%idelta +`}`...`O^{%idelta -`} newline
Н^{%idelta +`}`...`N^{%idelta -`} newline
F,O,N -` newline
size 10{ binom{самые электро-`}{отрицательные атомы}}
</annotation>
  </semantics>
</math>
</file>

<file path=Object 3/content.xml><?xml version="1.0" encoding="utf-8"?>
<math xmlns="http://www.w3.org/1998/Math/MathML">
  <semantics>
    <mtable>
      <mtr>
        <mtd>
          <mstyle mathsize="10pt">
            <mrow>
              <mrow>
                <msub>
                  <mi>H</mi>
                  <mn>2</mn>
                </msub>
                <msub>
                  <mi mathvariant="italic">SO</mi>
                  <mn>4</mn>
                </msub>
                <mi>,</mi>
              </mrow>
            </mrow>
          </mstyle>
        </mtd>
      </mtr>
      <mtr>
        <mtd>
          <mstyle mathsize="10pt">
            <mrow>
              <mrow>
                <msub>
                  <mi mathvariant="italic">HNO</mi>
                  <mn>3</mn>
                </msub>
                <mi>,</mi>
                <msub>
                  <mi mathvariant="italic">Cl</mi>
                  <mn>2</mn>
                </msub>
              </mrow>
            </mrow>
          </mstyle>
        </mtd>
      </mtr>
      <mtr>
        <mtd>
          <mstyle mathsize="10pt">
            <mrow>
              <mrow>
                <msub>
                  <mi>H</mi>
                  <mn>2</mn>
                </msub>
                <mi>O</mi>
                <mi>,</mi>
                <msub>
                  <mi>O</mi>
                  <mn>2</mn>
                </msub>
              </mrow>
            </mrow>
          </mstyle>
        </mtd>
      </mtr>
    </mtable>
    <annotation encoding="StarMath 5.0">SIZE 10{H_2 SO_4 ,}NEWLINE SIZE 10{  HNO_3 ,Cl_2} NEWLINE SIZE 10{ H_2 O,O_2}</annotation>
  </semantics>
</math>
</file>

<file path=Object 4/content.xml><?xml version="1.0" encoding="utf-8"?>
<math xmlns="http://www.w3.org/1998/Math/MathML">
  <semantics>
    <mtable>
      <mtr>
        <mtd>
          <mstyle mathsize="11.5pt">
            <mrow>
              <mrow>
                <mi mathvariant="italic">Активные</mi>
                <mi/>
                <mrow>
                  <mi mathvariant="italic">Ме</mi>
                  <mo stretchy="false">−</mo>
                  <msub>
                    <mi>I</mi>
                    <mi>A</mi>
                  </msub>
                </mrow>
                <mi/>
                <mi mathvariant="italic">без</mi>
                <mi>Н</mi>
                <mi>,</mi>
                <mi/>
                <msub>
                  <mi mathvariant="italic">II</mi>
                  <mi>A</mi>
                </msub>
                <mi/>
                <mi mathvariant="italic">ниже</mi>
                <mi/>
                <mi mathvariant="italic">Mg</mi>
              </mrow>
            </mrow>
          </mstyle>
        </mtd>
      </mtr>
      <mtr>
        <mtd>
          <mstyle mathsize="11.5pt">
            <mrow>
              <mrow>
                <mi mathvariant="italic">Активные</mi>
                <mi/>
                <mrow>
                  <mi mathvariant="italic">неМе</mi>
                  <mo stretchy="false">−</mo>
                  <msub>
                    <mi mathvariant="italic">VII</mi>
                    <mi>A</mi>
                  </msub>
                </mrow>
                <mi>,</mi>
                <mi/>
                <mi>H</mi>
                <mi>,</mi>
                <mi/>
                <mi>O</mi>
                <mi>,</mi>
                <mi/>
                <mi>N</mi>
              </mrow>
            </mrow>
          </mstyle>
        </mtd>
      </mtr>
    </mtable>
    <annotation encoding="StarMath 5.0">size 11.5{Активные` Ме - I_A ~ без Н, `II_A ~ниже `Mg} newline
size 11.5{Активные `неМе - VII_A ,` H,`O,`N}</annotation>
  </semantics>
</math>
</file>

<file path=Object 5/content.xml><?xml version="1.0" encoding="utf-8"?>
<math xmlns="http://www.w3.org/1998/Math/MathML">
  <semantics>
    <mtable>
      <mtr>
        <mtd>
          <mstyle mathsize="10pt">
            <mrow>
              <mrow>
                <mi mathvariant="italic">NaOH</mi>
                <mi>,</mi>
              </mrow>
            </mrow>
          </mstyle>
        </mtd>
      </mtr>
      <mtr>
        <mtd>
          <mstyle mathsize="10pt">
            <mrow>
              <mrow>
                <msub>
                  <mi mathvariant="italic">Na</mi>
                  <mn>2</mn>
                </msub>
                <mi>O</mi>
                <mi>,</mi>
                <mi mathvariant="italic">NaCl</mi>
              </mrow>
            </mrow>
          </mstyle>
        </mtd>
      </mtr>
      <mtr>
        <mtd>
          <mstyle mathsize="10pt">
            <mrow>
              <mrow>
                <mi mathvariant="italic">KI</mi>
                <mi>,</mi>
                <mi mathvariant="italic">CaO</mi>
              </mrow>
            </mrow>
          </mstyle>
        </mtd>
      </mtr>
    </mtable>
    <annotation encoding="StarMath 5.0">SIZE 10{NaOH,}NEWLINE SIZE 10{  Na_2 O ,NaCl} NEWLINE SIZE 10{ KI,CaO}</annotation>
  </semantics>
</math>
</file>

<file path=Object 6/content.xml><?xml version="1.0" encoding="utf-8"?>
<math xmlns="http://www.w3.org/1998/Math/MathML">
  <semantics>
    <mtable>
      <mtr>
        <mtd>
          <mstyle mathsize="10pt">
            <mrow>
              <mi mathvariant="italic">Cu</mi>
            </mrow>
          </mstyle>
        </mtd>
      </mtr>
      <mtr>
        <mtd>
          <mstyle mathsize="10pt">
            <mrow>
              <mrow>
                <mi mathvariant="italic">Fe</mi>
                <mi>,</mi>
                <mi mathvariant="italic">Na</mi>
              </mrow>
            </mrow>
          </mstyle>
        </mtd>
      </mtr>
      <mtr>
        <mtd>
          <mstyle mathsize="10pt">
            <mrow>
              <mrow>
                <mi>K</mi>
                <mi>,</mi>
                <mi mathvariant="italic">Zn</mi>
                <mi>,</mi>
              </mrow>
            </mrow>
          </mstyle>
        </mtd>
      </mtr>
    </mtable>
    <annotation encoding="StarMath 5.0">SIZE 10{Cu}NEWLINE SIZE 10{  Fe,Na} NEWLINE SIZE 10{ K,Zn,}</annotation>
  </semantics>
</math>
</file>

<file path=Object 7/content.xml><?xml version="1.0" encoding="utf-8"?>
<math xmlns="http://www.w3.org/1998/Math/MathML">
  <semantics>
    <mtable>
      <mtr>
        <mtd>
          <mstyle mathsize="10pt">
            <mrow>
              <mrow>
                <msub>
                  <mi>H</mi>
                  <mn>2</mn>
                </msub>
                <mi>O</mi>
                <mn>...</mn>
                <msub>
                  <mi>H</mi>
                  <mn>2</mn>
                </msub>
                <mi>O</mi>
              </mrow>
            </mrow>
          </mstyle>
        </mtd>
      </mtr>
      <mtr>
        <mtd>
          <mstyle mathsize="10pt">
            <mrow>
              <mi mathvariant="italic">HF...HF</mi>
            </mrow>
          </mstyle>
        </mtd>
      </mtr>
    </mtable>
    <annotation encoding="StarMath 5.0">SIZE 10{H_2 O ... H_2 O}NEWLINE SIZE 10{  HF...HF} </annotation>
  </semantics>
</math>
</file>

<file path=Object 8/content.xml><?xml version="1.0" encoding="utf-8"?>
<math xmlns="http://www.w3.org/1998/Math/MathML">
  <semantics>
    <mtable>
      <mtr>
        <mtd>
          <mstyle mathsize="10pt">
            <mrow>
              <mrow>
                <msub>
                  <mi>H</mi>
                  <mn>2</mn>
                </msub>
                <mn>...</mn>
                <msub>
                  <mi>H</mi>
                  <mn>2</mn>
                </msub>
              </mrow>
            </mrow>
          </mstyle>
        </mtd>
      </mtr>
      <mtr>
        <mtd>
          <mstyle mathsize="10pt">
            <mrow>
              <mi mathvariant="italic">HCl...HCl</mi>
            </mrow>
          </mstyle>
        </mtd>
      </mtr>
    </mtable>
    <annotation encoding="StarMath 5.0">SIZE 10{H_2 ... H_2 }NEWLINE SIZE 10{  HCl...HCl} </annotation>
  </semantics>
</math>
</file>